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LC249"/>void RadioDataHandler::handleStartingPointMessage(const void *data, size_t length)</text:p>
      <text:p text:style-name="P1"><text:bookmark text:name="LC250"/>{</text:p>
      <text:p text:style-name="Preformatted_20_Text"><text:bookmark text:name="LC251"/><text:s text:c="8"/><text:span text:style-name="T1">memcpy(newStartingPointBuffer, data, length);</text:span></text:p>
      <text:p text:style-name="Preformatted_20_Text"><text:bookmark text:name="LC252"/><text:s text:c="8"/><text:span text:style-name="T1">memcpy(&amp;newStartingPoint.altitude, newStartingPointBuffer, sizeof(float));</text:span></text:p>
      <text:p text:style-name="Preformatted_20_Text"><text:bookmark text:name="LC253"/><text:s text:c="8"/><text:span text:style-name="T1">memcpy(&amp;newStartingPoint.latitude, newStartingPointBuffer + sizeof(float), sizeof(double));</text:span></text:p>
      <text:p text:style-name="Preformatted_20_Text"><text:bookmark text:name="LC254"/><text:s text:c="8"/><text:span text:style-name="T1">memcpy(&amp;newStartingPoint.longitude, newStartingPointBuffer + sizeof(float) + sizeof(double), sizeof(double));</text:span></text:p>
      <text:p text:style-name="Preformatted_20_Text"><text:bookmark text:name="LC255"/><text:s text:c="8"/><text:span text:style-name="T1">memcpy(&amp;newStartingPoint.rotation, newStartingPointBuffer + sizeof(float) + sizeof(double) + sizeof(double), sizeof(float));</text:span></text:p>
      <text:p text:style-name="Preformatted_20_Text"><text:bookmark text:name="LC256"/><text:s text:c="8"/><text:span text:style-name="T1">Singleton &amp;coordinateBridgeSingleton = Singleton::getInstance();</text:span></text:p>
      <text:p text:style-name="Preformatted_20_Text"><text:bookmark text:name="LC257"/><text:s text:c="8"/><text:span text:style-name="T1">coordinateBridgeSingleton.test(newStartingPoint.altitude, newStartingPoint.latitude, newStartingPoint.longitude, newStartingPoint.rotation);</text:span></text:p>
      <text:p text:style-name="P2"><text:bookmark text:name="LC258"/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8:22:04.157471569</meta:creation-date>
    <dc:date>2021-07-16T18:22:33.690998323</dc:date>
    <meta:editing-duration>PT29S</meta:editing-duration>
    <meta:editing-cycles>1</meta:editing-cycles>
    <meta:document-statistic meta:table-count="0" meta:image-count="0" meta:object-count="0" meta:page-count="1" meta:paragraph-count="10" meta:word-count="43" meta:character-count="787" meta:non-whitespace-character-count="698"/>
    <meta:generator>LibreOffice/6.4.7.2$Linux_X86_64 LibreOffice_project/40$Build-2</meta:generator>
  </office:meta>
</office:document-meta>
</file>